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lt" fo:country="LT" fo:font-weight="normal" officeooo:rsid="0014a424" officeooo:paragraph-rsid="001d3bff" style:font-weight-asian="normal" style:font-weight-complex="normal"/>
    </style:style>
    <style:style style:name="P2" style:family="paragraph" style:parent-style-name="Standard">
      <style:text-properties fo:language="lt" fo:country="LT" fo:font-weight="bold" officeooo:rsid="0014a424" officeooo:paragraph-rsid="001d3bff" style:font-weight-asian="bold" style:font-weight-complex="bold"/>
    </style:style>
    <style:style style:name="P3" style:family="paragraph" style:parent-style-name="Standard">
      <style:text-properties fo:language="lt" fo:country="LT" fo:font-style="italic" fo:font-weight="bold" officeooo:rsid="0014a424" officeooo:paragraph-rsid="001d3bff" style:font-style-asian="italic" style:font-weight-asian="bold" style:font-style-complex="italic" style:font-weight-complex="bold"/>
    </style:style>
    <style:style style:name="P4" style:family="paragraph" style:parent-style-name="Standard">
      <style:text-properties fo:font-size="14pt" fo:language="lt" fo:country="LT" fo:font-weight="bold" officeooo:rsid="001d3bff" officeooo:paragraph-rsid="001d3bff" style:font-size-asian="14pt" style:font-weight-asian="bold" style:font-size-complex="14pt" style:font-weight-complex="bold"/>
    </style:style>
    <style:style style:name="P5" style:family="paragraph" style:parent-style-name="Standard">
      <style:text-properties fo:font-weight="normal" officeooo:rsid="0014a424" officeooo:paragraph-rsid="001d3bff" style:font-weight-asian="normal" style:font-weight-complex="normal"/>
    </style:style>
    <style:style style:name="T1" style:family="text">
      <style:text-properties fo:language="lt" fo:country="LT"/>
    </style:style>
    <style:style style:name="T2" style:family="text">
      <style:text-properties fo:language="lt" fo:country="LT" officeooo:rsid="001fd0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RDINALŪS, NEPASTOVŪS IR PASTOVŪS ŽENKLAI</text:p>
      <text:p text:style-name="P2"/>
      <text:p text:style-name="P1">Kokį vaidmenį atliekate komandoje? Ar esate įžaidėjas, prodiuseris, ar užbaigėjas? 12 Zodiako ženklų yra suskirstyti į 3 savybes: Ženklai yra kardinalūs, kintamieji ir pastovieji ženklai. Žinodami savo savybes, galite lengviau rasti <text:s/>harmoniją.</text:p>
      <text:p text:style-name="P1"><text:s/></text:p>
      <text:p text:style-name="P1">Nesvarbu, ar jūsų Zodiako ženklas (dar žinomas kaip Saulės ženklas) yra kardinalusis, kintamasis, ar fiksuotasis, kiekviena jo savybė arba modalumas atlieka svarbų vaidmenį pasaulyje. Subalansuotas derinys bet kurioje komandoje gali būti idealus, jei tik išnaudosite savo unikalias stipriąsias puses - kurias padėsime iššifruoti!</text:p>
      <text:p text:style-name="P1"/>
      <text:p text:style-name="P5"><text:span text:style-name="T1">Pavyzdžiui, jei sudarytumėte įrašų sutartį, ji būtų tokia: Kardinalūs ženklai būtų žvaigždės, reklamuotojai arba tendencijų kūrėjai, kurie sukuria </text:span><text:span text:style-name="T2">projektą</text:span><text:span text:style-name="T1">. Fiksuoti ženklai būtų kantrūs darbininkai, prodiusuojantys albumą. Keičiamieji ženklai būtų redaktoriai, kurie paima beveik baigtą produktą ir atlieka galutinį masteringą bei remiksavimą.</text:span></text:p>
      <text:p text:style-name="P1"/>
      <text:p text:style-name="P3">Kardinalūs astrologijos ženklai: Avinas, Vėžys, Svarstyklės, Ožiaragis</text:p>
      <text:p text:style-name="P3"/>
      <text:p text:style-name="P1">Šie ženklai pradeda kiekvieną metų laiką - Avinas pradeda pavasarį, Vėžys - vasarą, Svarstyklės - rudenį, o Ožiaragis yra pirmasis žiemos ženklas. Taigi jie yra Zodiako lyderiai ir "idėjiniai žmonės". Šie ženklai vertina originalumą ir mėgsta būti pirmieji visur, ką daro. Jie yra tendencijų nustatinėtojai ir stebėtojai, tie, kurie pradeda vakarėlį ir išjudina minią. Tikėkitės, kad jie inicijuos idėją ar planą.</text:p>
      <text:p text:style-name="P1"/>
      <text:p text:style-name="P5"><text:span text:style-name="T1">Nors Kardinalieji ženklai gali imtis iniciatyvos, kai niekas kitas jos nesiima, jie dažnai veikia savarankiškai ir gali tapti despotiškais. </text:span><text:span text:style-name="T2">Šiems k</text:span><text:span text:style-name="T1">onkurencingiems <text:s/>ženklams taip pat būdingas teisių turėjimas. Jie žino, kad yra geriausi, ir mano, kad nusipelno aukščiausio įvertinimo ir visų su tuo susijusių priedų. Žmonės gali būti per daug įbauginti, kad mestų jiems iššūkį, ypač todėl, kad jie gali kalbėti greitai, minėti vardus ir savo statusą.</text:span></text:p>
      <text:p text:style-name="P1"/>
      <text:p text:style-name="P5"><text:span text:style-name="T1">Kardinaliesiems ženklams (arba žmonėms, kurių gimimo diagramose yra daug kardinaliųjų ženklų) reikia išmokti atsižvelgti į kitų žmonių nuomonę ir ją gerbti, užuot tapus savotišku vadovu. Vis dėlto geriausiai jie veikia, kai yra šalia kitų aukštų rezultatų siekiančių ir tikslo siekiančių žmonių. Kardinalieji ženklai gali būti puikūs lyderiai, kai laikosi sutarto vaidmens (o tai sunku) ir nenukrypsta nuo scenarijaus, nesiveržia į laukinę gamtą niekam nieko nesakę. </text:span><text:span text:style-name="T2">Kardinalieji ženklai nėra komandos žaidėjai.</text:span></text:p>
      <text:p text:style-name="P1"/>
      <text:p text:style-name="P3">Fiksuoti ženklai astrologijoje: Jautis, Liūtas, Skorpionas, Vandenis</text:p>
      <text:p text:style-name="P3"/>
      <text:p text:style-name="P1">Šie ženklai patenka į kiekvieno metų laiko vidurį. Jie yra stabilizatoriai - tie, kurie užsibrėžia tvirtą tikslą ar pamatą, o tada pradeda statyti. Fiksuotieji ženklai gali perimti entuziastingas idėjas, kurias sužadina kardinalieji ženklai, ir paversti jas kažkuo realiu. Jie paima kamuolį, kai kardinalo ženklas jį perduoda, ir nubėga atstumą iki tikslo. Fiksuotieji ženklai yra patikimi tipai, mėgstantys "darbų" sąrašus ir įmantrius titulus. Jei kardinalusis ženklas pasakys: "Keliaukime atostogauti!", Fiksuotasis ženklas paskambins į kelionių agentūrą, užsakys bilietus ir viešbutį ir visiems atsiųs sąrašą, ką reikia susipakuoti.</text:p>
      <text:p text:style-name="P1"/>
      <text:p text:style-name="P5"><text:span text:style-name="T1">Fiksuotieji ženklai yra stabilūs ir pagrįsti, ištikimi žmonės, kurie dažnai yra bet kurios organizacijos ar šeimos klijai. Jie yra puikūs vadybininkai ir koordinatoriai, jiems gerai sekasi organizuoti. Visada žinote, kad, vadovaujant fiksuotajam ženklui, bus pasirūpinta svarbiausiais dalykais, o jie turi tai </text:span><text:soft-page-break/><text:span text:style-name="T1">įrodančias skaičiuokles ir projektų planus! Fiksuotojo ženklo žmonės turi būti atsargūs, kad neatsidurtų "atsakingo" vaidmenyje, nes tai reikštų, kad jiems nebus linksma arba laisvu nuo darbo metu jie pasuks į kitą kraštutinumą. Jie gali būti pernelyg prisirišę prie procesų ir planų ir nepastebėti bendro vaizdo. Kadangi fiksuotųjų ženklų prigimtis yra stabilizuoti ir įleisti šaknis, priešindamiesi pokyčiams jie taip pat gali įstrigti rutinoje.</text:span></text:p>
      <text:p text:style-name="P1"/>
      <text:p text:style-name="P3">Astrologijos kintamieji ženklai: Dvyniai, Mergelė, Šaulys, Žuvys</text:p>
      <text:p text:style-name="P3"/>
      <text:p text:style-name="P1">Šie ženklai baigia kiekvieną sezoną - ir yra išmokę sunkias pavasario, vasaros, rudens ir žiemos pamokas. Jie žino, kad visi geri dalykai baigiasi, ir jų vaidmuo - paruošti visus metų laikų kaitai. Nepastovūs ženklai yra Zodiako prisitaikėliai, šiek tiek vyresni ir išmintingesni. Lankstesni ir geriau nei kiti ženklai paklūstantys pokyčiams, jie gali "chameleonu" prisitaikyti prie įvairių situacijų. Mutuojantys Zodiako ženklai taip pat yra Zodiako redaktoriai - tie, kurie užbaigia pakuotę, suteikdami jai laimėjimą. Kardinolo ženklas gali sukurti planą, Fiksuotasis ženklas - jį sukurti, o Mutabilusis ženklas - jį patobulinti kritiška akimi.</text:p>
      <text:p text:style-name="P1"/>
      <text:p text:style-name="P1">Nors Mutabilieji ženklai gali turėti nepatiklumo reputaciją, nes jie dėvi milijoną skirtingų skrybėlių, bet jiems tai patinka. Visoms jų idėjoms įgyvendinti neužtenka valandų per dieną, o šie Mutabilieji Zodiako ženklai Mėgsta meistrauti. Daryti ką nors rankomis, fotografuoti (ir, savaime suprantama, pridėti tobulą apkarpymą ir filtrą) - šie mėgėjai ir socialinės žiniasklaidos žvaigždės turi talentą dirbti su informacija, tiek žodine, tiek vaizdine. Jie dažnai būna išradėjai ir amatininkai. Jiems niekada nebūna nuobodu - bet jie taip pat niekada nebūna ramūs!</text:p>
      <text:p text:style-name="P1"/>
      <text:p text:style-name="P5"><text:span text:style-name="T1">Ramybės jausmas gali būti pasiektas, kai neramus </text:span><text:span text:style-name="T2">kintamasis</text:span><text:span text:style-name="T1"> ženklas pagaliau susitaiko su tuo, kad nė vienas žmogus, pomėgis ar darbas nepadarys jų 100 proc. laimingų. Jie yra didžiausi daugybę aistrų keliantys daugiaveidžiai, kuri</text:span><text:span text:style-name="T2">uos valdo </text:span><text:span text:style-name="T1">nuolatinis smalsumas.</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3-01T21:54:12.975000000</dc:date>
    <meta:editing-duration>PT49S</meta:editing-duration>
    <meta:editing-cycles>1</meta:editing-cycles>
    <meta:document-statistic meta:table-count="0" meta:image-count="0" meta:object-count="0" meta:page-count="2" meta:paragraph-count="16" meta:word-count="733" meta:character-count="5401" meta:non-whitespace-character-count="4680"/>
  </office:meta>
</office:document-meta>
</file>